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Angermanland">
            <text:p>Angermanland</text:p>
          </table:table-cell>
          <table:table-cell office:value-type="string" office:value="varves">
            <text:p>varves</text:p>
          </table:table-cell>
          <table:table-cell office:value-type="string" office:value="Angermanland-11">
            <text:p>Angermanland-11</text:p>
          </table:table-cell>
          <table:table-cell office:value-type="float" office:value="62.83">
            <text:p>62.83</text:p>
          </table:table-cell>
          <table:table-cell office:value-type="float" office:value="17.7">
            <text:p>17.7</text:p>
          </table:table-cell>
          <table:table-cell office:value-type="float" office:value="6130.0">
            <text:p>6130.0</text:p>
          </table:table-cell>
          <table:table-cell office:value-type="float" office:value="50.0">
            <text:p>50.0</text:p>
          </table:table-cell>
          <table:table-cell office:value-type="string" office:value="nd">
            <text:p>nd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79.29">
            <text:p>79.29</text:p>
          </table:table-cell>
          <table:table-cell office:value-type="float" office:value="0.5387949517209678">
            <text:p>0.5387949517209678</text:p>
          </table:table-cell>
          <table:table-cell office:value-type="float" office:value="0.5387949517209678">
            <text:p>0.5387949517209678</text:p>
          </table:table-cell>
          <table:table-cell office:value-type="string" office:value="Wallin1994,Berglund2004,RosentauEtal2021">
            <text:p>Wallin1994,Berglund2004,RosentauEtal2021</text:p>
          </table:table-cell>
        </table:table-row>
        <table:table-row>
          <table:table-cell office:value-type="string" office:value="Angermanland">
            <text:p>Angermanland</text:p>
          </table:table-cell>
          <table:table-cell office:value-type="string" office:value="radiocarbon_calibrated">
            <text:p>radiocarbon_calibrated</text:p>
          </table:table-cell>
          <table:table-cell office:value-type="string" office:value="Angermanland-01">
            <text:p>Angermanland-01</text:p>
          </table:table-cell>
          <table:table-cell office:value-type="float" office:value="62.58">
            <text:p>62.58</text:p>
          </table:table-cell>
          <table:table-cell office:value-type="float" office:value="17.96">
            <text:p>17.96</text:p>
          </table:table-cell>
          <table:table-cell office:value-type="float" office:value="4300.0">
            <text:p>4300.0</text:p>
          </table:table-cell>
          <table:table-cell office:value-type="float" office:value="100.0">
            <text:p>100.0</text:p>
          </table:table-cell>
          <table:table-cell office:value-type="string" office:value="nd">
            <text:p>nd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48.29">
            <text:p>48.29</text:p>
          </table:table-cell>
          <table:table-cell office:value-type="float" office:value="0.2833725463060951">
            <text:p>0.2833725463060951</text:p>
          </table:table-cell>
          <table:table-cell office:value-type="float" office:value="0.2833725463060951">
            <text:p>0.2833725463060951</text:p>
          </table:table-cell>
          <table:table-cell office:value-type="string" office:value="Berglund2004,RosentauEtal2021">
            <text:p>Berglund2004,RosentauEtal2021</text:p>
          </table:table-cell>
        </table:table-row>
        <table:table-row>
          <table:table-cell office:value-type="string" office:value="Angermanland">
            <text:p>Angermanland</text:p>
          </table:table-cell>
          <table:table-cell office:value-type="string" office:value="radiocarbon_calibrated">
            <text:p>radiocarbon_calibrated</text:p>
          </table:table-cell>
          <table:table-cell office:value-type="string" office:value="Angermanland-02">
            <text:p>Angermanland-02</text:p>
          </table:table-cell>
          <table:table-cell office:value-type="float" office:value="62.59">
            <text:p>62.59</text:p>
          </table:table-cell>
          <table:table-cell office:value-type="float" office:value="17.86">
            <text:p>17.86</text:p>
          </table:table-cell>
          <table:table-cell office:value-type="float" office:value="9300.0">
            <text:p>9300.0</text:p>
          </table:table-cell>
          <table:table-cell office:value-type="float" office:value="100.0">
            <text:p>100.0</text:p>
          </table:table-cell>
          <table:table-cell office:value-type="string" office:value="nd">
            <text:p>nd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180.0">
            <text:p>180.0</text:p>
          </table:table-cell>
          <table:table-cell office:value-type="float" office:value="1.0199509792141974">
            <text:p>1.0199509792141974</text:p>
          </table:table-cell>
          <table:table-cell office:value-type="float" office:value="1.0199509792141974">
            <text:p>1.0199509792141974</text:p>
          </table:table-cell>
          <table:table-cell office:value-type="string" office:value="Berglund2004,RosentauEtal2021">
            <text:p>Berglund2004,RosentauEtal2021</text:p>
          </table:table-cell>
        </table:table-row>
        <table:table-row>
          <table:table-cell office:value-type="string" office:value="Angermanland">
            <text:p>Angermanland</text:p>
          </table:table-cell>
          <table:table-cell office:value-type="string" office:value="radiocarbon_calibrated">
            <text:p>radiocarbon_calibrated</text:p>
          </table:table-cell>
          <table:table-cell office:value-type="string" office:value="Angermanland-03">
            <text:p>Angermanland-03</text:p>
          </table:table-cell>
          <table:table-cell office:value-type="float" office:value="62.6">
            <text:p>62.6</text:p>
          </table:table-cell>
          <table:table-cell office:value-type="float" office:value="17.86">
            <text:p>17.86</text:p>
          </table:table-cell>
          <table:table-cell office:value-type="float" office:value="9100.0">
            <text:p>9100.0</text:p>
          </table:table-cell>
          <table:table-cell office:value-type="float" office:value="200.0">
            <text:p>200.0</text:p>
          </table:table-cell>
          <table:table-cell office:value-type="string" office:value="nd">
            <text:p>nd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152.28">
            <text:p>152.28</text:p>
          </table:table-cell>
          <table:table-cell office:value-type="float" office:value="1.0199509792141974">
            <text:p>1.0199509792141974</text:p>
          </table:table-cell>
          <table:table-cell office:value-type="float" office:value="1.0199509792141974">
            <text:p>1.0199509792141974</text:p>
          </table:table-cell>
          <table:table-cell office:value-type="string" office:value="Berglund2004,RosentauEtal2021">
            <text:p>Berglund2004,RosentauEtal2021</text:p>
          </table:table-cell>
        </table:table-row>
        <table:table-row>
          <table:table-cell office:value-type="string" office:value="Angermanland">
            <text:p>Angermanland</text:p>
          </table:table-cell>
          <table:table-cell office:value-type="string" office:value="radiocarbon_calibrated">
            <text:p>radiocarbon_calibrated</text:p>
          </table:table-cell>
          <table:table-cell office:value-type="string" office:value="Angermanland-08">
            <text:p>Angermanland-08</text:p>
          </table:table-cell>
          <table:table-cell office:value-type="float" office:value="62.83">
            <text:p>62.83</text:p>
          </table:table-cell>
          <table:table-cell office:value-type="float" office:value="17.58">
            <text:p>17.58</text:p>
          </table:table-cell>
          <table:table-cell office:value-type="float" office:value="10300.0">
            <text:p>10300.0</text:p>
          </table:table-cell>
          <table:table-cell office:value-type="float" office:value="150.0">
            <text:p>150.0</text:p>
          </table:table-cell>
          <table:table-cell office:value-type="string" office:value="nd">
            <text:p>nd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250.0">
            <text:p>250.0</text:p>
          </table:table-cell>
          <table:table-cell office:value-type="float" office:value="1.0199509792141974">
            <text:p>1.0199509792141974</text:p>
          </table:table-cell>
          <table:table-cell office:value-type="float" office:value="1.0199509792141974">
            <text:p>1.0199509792141974</text:p>
          </table:table-cell>
          <table:table-cell office:value-type="string" office:value="Berglund2004,Berglund2008,RosentauEtal2021">
            <text:p>Berglund2004,Berglund2008,RosentauEtal2021</text:p>
          </table:table-cell>
        </table:table-row>
        <table:table-row>
          <table:table-cell office:value-type="string" office:value="Angermanland">
            <text:p>Angermanland</text:p>
          </table:table-cell>
          <table:table-cell office:value-type="string" office:value="radiocarbon_calibrated">
            <text:p>radiocarbon_calibrated</text:p>
          </table:table-cell>
          <table:table-cell office:value-type="string" office:value="Angermanland-05">
            <text:p>Angermanland-05</text:p>
          </table:table-cell>
          <table:table-cell office:value-type="float" office:value="62.62">
            <text:p>62.62</text:p>
          </table:table-cell>
          <table:table-cell office:value-type="float" office:value="17.84">
            <text:p>17.84</text:p>
          </table:table-cell>
          <table:table-cell office:value-type="float" office:value="7100.0">
            <text:p>7100.0</text:p>
          </table:table-cell>
          <table:table-cell office:value-type="float" office:value="75.0">
            <text:p>75.0</text:p>
          </table:table-cell>
          <table:table-cell office:value-type="string" office:value="nd">
            <text:p>nd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101.18">
            <text:p>101.18</text:p>
          </table:table-cell>
          <table:table-cell office:value-type="float" office:value="0.2833725463060951">
            <text:p>0.2833725463060951</text:p>
          </table:table-cell>
          <table:table-cell office:value-type="float" office:value="0.2833725463060951">
            <text:p>0.2833725463060951</text:p>
          </table:table-cell>
          <table:table-cell office:value-type="string" office:value="Berglund2004,RosentauEtal2021">
            <text:p>Berglund2004,RosentauEtal2021</text:p>
          </table:table-cell>
        </table:table-row>
        <table:table-row>
          <table:table-cell office:value-type="string" office:value="Angermanland">
            <text:p>Angermanland</text:p>
          </table:table-cell>
          <table:table-cell office:value-type="string" office:value="varves">
            <text:p>varves</text:p>
          </table:table-cell>
          <table:table-cell office:value-type="string" office:value="Angermanland-12">
            <text:p>Angermanland-12</text:p>
          </table:table-cell>
          <table:table-cell office:value-type="float" office:value="62.95">
            <text:p>62.95</text:p>
          </table:table-cell>
          <table:table-cell office:value-type="float" office:value="17.9">
            <text:p>17.9</text:p>
          </table:table-cell>
          <table:table-cell office:value-type="float" office:value="2800.0">
            <text:p>2800.0</text:p>
          </table:table-cell>
          <table:table-cell office:value-type="float" office:value="35.0">
            <text:p>35.0</text:p>
          </table:table-cell>
          <table:table-cell office:value-type="string" office:value="nd">
            <text:p>nd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29.3">
            <text:p>29.3</text:p>
          </table:table-cell>
          <table:table-cell office:value-type="float" office:value="1.0199509792141974">
            <text:p>1.0199509792141974</text:p>
          </table:table-cell>
          <table:table-cell office:value-type="float" office:value="1.0199509792141974">
            <text:p>1.0199509792141974</text:p>
          </table:table-cell>
          <table:table-cell office:value-type="string" office:value="Wallin1994,Berglund2004,RosentauEtal2021">
            <text:p>Wallin1994,Berglund2004,RosentauEtal2021</text:p>
          </table:table-cell>
        </table:table-row>
        <table:table-row>
          <table:table-cell office:value-type="string" office:value="Angermanland">
            <text:p>Angermanland</text:p>
          </table:table-cell>
          <table:table-cell office:value-type="string" office:value="varves">
            <text:p>varves</text:p>
          </table:table-cell>
          <table:table-cell office:value-type="string" office:value="Angermanland-13">
            <text:p>Angermanland-13</text:p>
          </table:table-cell>
          <table:table-cell office:value-type="float" office:value="62.95">
            <text:p>62.95</text:p>
          </table:table-cell>
          <table:table-cell office:value-type="float" office:value="18.3">
            <text:p>18.3</text:p>
          </table:table-cell>
          <table:table-cell office:value-type="float" office:value="2840.0">
            <text:p>2840.0</text:p>
          </table:table-cell>
          <table:table-cell office:value-type="float" office:value="30.0">
            <text:p>30.0</text:p>
          </table:table-cell>
          <table:table-cell office:value-type="string" office:value="nd">
            <text:p>nd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30.69">
            <text:p>30.69</text:p>
          </table:table-cell>
          <table:table-cell office:value-type="float" office:value="0.2833725463060951">
            <text:p>0.2833725463060951</text:p>
          </table:table-cell>
          <table:table-cell office:value-type="float" office:value="0.2833725463060951">
            <text:p>0.2833725463060951</text:p>
          </table:table-cell>
          <table:table-cell office:value-type="string" office:value="Wallin1994,Berglund2004,RosentauEtal2021">
            <text:p>Wallin1994,Berglund2004,RosentauEtal2021</text:p>
          </table:table-cell>
        </table:table-row>
        <table:table-row>
          <table:table-cell office:value-type="string" office:value="Angermanland">
            <text:p>Angermanland</text:p>
          </table:table-cell>
          <table:table-cell office:value-type="string" office:value="varves">
            <text:p>varves</text:p>
          </table:table-cell>
          <table:table-cell office:value-type="string" office:value="Angermanland-14">
            <text:p>Angermanland-14</text:p>
          </table:table-cell>
          <table:table-cell office:value-type="float" office:value="63.02">
            <text:p>63.02</text:p>
          </table:table-cell>
          <table:table-cell office:value-type="float" office:value="17.43">
            <text:p>17.43</text:p>
          </table:table-cell>
          <table:table-cell office:value-type="float" office:value="7810.0">
            <text:p>7810.0</text:p>
          </table:table-cell>
          <table:table-cell office:value-type="float" office:value="85.0">
            <text:p>85.0</text:p>
          </table:table-cell>
          <table:table-cell office:value-type="string" office:value="nd">
            <text:p>nd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128.1">
            <text:p>128.1</text:p>
          </table:table-cell>
          <table:table-cell office:value-type="float" office:value="0.2833725463060951">
            <text:p>0.2833725463060951</text:p>
          </table:table-cell>
          <table:table-cell office:value-type="float" office:value="0.2833725463060951">
            <text:p>0.2833725463060951</text:p>
          </table:table-cell>
          <table:table-cell office:value-type="string" office:value="Wallin1994,Berglund2004,RosentauEtal2021">
            <text:p>Wallin1994,Berglund2004,RosentauEtal2021</text:p>
          </table:table-cell>
        </table:table-row>
        <table:table-row>
          <table:table-cell office:value-type="string" office:value="Angermanland">
            <text:p>Angermanland</text:p>
          </table:table-cell>
          <table:table-cell office:value-type="string" office:value="radiocarbon_calibrated">
            <text:p>radiocarbon_calibrated</text:p>
          </table:table-cell>
          <table:table-cell office:value-type="string" office:value="Angermanland-06">
            <text:p>Angermanland-06</text:p>
          </table:table-cell>
          <table:table-cell office:value-type="float" office:value="62.62">
            <text:p>62.62</text:p>
          </table:table-cell>
          <table:table-cell office:value-type="float" office:value="18.0">
            <text:p>18.0</text:p>
          </table:table-cell>
          <table:table-cell office:value-type="float" office:value="5000.0">
            <text:p>5000.0</text:p>
          </table:table-cell>
          <table:table-cell office:value-type="float" office:value="150.0">
            <text:p>150.0</text:p>
          </table:table-cell>
          <table:table-cell office:value-type="string" office:value="nd">
            <text:p>nd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60.59">
            <text:p>60.59</text:p>
          </table:table-cell>
          <table:table-cell office:value-type="float" office:value="0.2833725463060951">
            <text:p>0.2833725463060951</text:p>
          </table:table-cell>
          <table:table-cell office:value-type="float" office:value="0.2833725463060951">
            <text:p>0.2833725463060951</text:p>
          </table:table-cell>
          <table:table-cell office:value-type="string" office:value="Berglund2004,RosentauEtal2021">
            <text:p>Berglund2004,RosentauEtal2021</text:p>
          </table:table-cell>
        </table:table-row>
        <table:table-row>
          <table:table-cell office:value-type="string" office:value="Angermanland">
            <text:p>Angermanland</text:p>
          </table:table-cell>
          <table:table-cell office:value-type="string" office:value="radiocarbon_calibrated">
            <text:p>radiocarbon_calibrated</text:p>
          </table:table-cell>
          <table:table-cell office:value-type="string" office:value="Angermanland-07">
            <text:p>Angermanland-07</text:p>
          </table:table-cell>
          <table:table-cell office:value-type="float" office:value="62.77">
            <text:p>62.77</text:p>
          </table:table-cell>
          <table:table-cell office:value-type="float" office:value="17.75">
            <text:p>17.75</text:p>
          </table:table-cell>
          <table:table-cell office:value-type="float" office:value="10400.0">
            <text:p>10400.0</text:p>
          </table:table-cell>
          <table:table-cell office:value-type="float" office:value="100.0">
            <text:p>100.0</text:p>
          </table:table-cell>
          <table:table-cell office:value-type="string" office:value="nd">
            <text:p>nd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268.69">
            <text:p>268.69</text:p>
          </table:table-cell>
          <table:table-cell office:value-type="float" office:value="0.22427661492005807">
            <text:p>0.22427661492005807</text:p>
          </table:table-cell>
          <table:table-cell office:value-type="float" office:value="0.22427661492005807">
            <text:p>0.22427661492005807</text:p>
          </table:table-cell>
          <table:table-cell office:value-type="string" office:value="Berglund2004,Berglund2008,RosentauEtal2021">
            <text:p>Berglund2004,Berglund2008,RosentauEtal2021</text:p>
          </table:table-cell>
        </table:table-row>
        <table:table-row>
          <table:table-cell office:value-type="string" office:value="Angermanland">
            <text:p>Angermanland</text:p>
          </table:table-cell>
          <table:table-cell office:value-type="string" office:value="radiocarbon_calibrated">
            <text:p>radiocarbon_calibrated</text:p>
          </table:table-cell>
          <table:table-cell office:value-type="string" office:value="Angermanland-10">
            <text:p>Angermanland-10</text:p>
          </table:table-cell>
          <table:table-cell office:value-type="float" office:value="63.02">
            <text:p>63.02</text:p>
          </table:table-cell>
          <table:table-cell office:value-type="float" office:value="16.71">
            <text:p>16.71</text:p>
          </table:table-cell>
          <table:table-cell office:value-type="float" office:value="9900.0">
            <text:p>9900.0</text:p>
          </table:table-cell>
          <table:table-cell office:value-type="float" office:value="100.0">
            <text:p>100.0</text:p>
          </table:table-cell>
          <table:table-cell office:value-type="string" office:value="nd">
            <text:p>nd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208.9">
            <text:p>208.9</text:p>
          </table:table-cell>
          <table:table-cell office:value-type="float" office:value="0.5387949517209678">
            <text:p>0.5387949517209678</text:p>
          </table:table-cell>
          <table:table-cell office:value-type="float" office:value="0.5387949517209678">
            <text:p>0.5387949517209678</text:p>
          </table:table-cell>
          <table:table-cell office:value-type="string" office:value="Berglund2008,RosentauEtal2021">
            <text:p>Berglund2008,RosentauEtal2021</text:p>
          </table:table-cell>
        </table:table-row>
        <table:table-row>
          <table:table-cell office:value-type="string" office:value="Angermanland">
            <text:p>Angermanland</text:p>
          </table:table-cell>
          <table:table-cell office:value-type="string" office:value="radiocarbon_calibrated">
            <text:p>radiocarbon_calibrated</text:p>
          </table:table-cell>
          <table:table-cell office:value-type="string" office:value="Angermanland-04">
            <text:p>Angermanland-04</text:p>
          </table:table-cell>
          <table:table-cell office:value-type="float" office:value="62.61">
            <text:p>62.61</text:p>
          </table:table-cell>
          <table:table-cell office:value-type="float" office:value="17.99">
            <text:p>17.99</text:p>
          </table:table-cell>
          <table:table-cell office:value-type="float" office:value="6600.0">
            <text:p>6600.0</text:p>
          </table:table-cell>
          <table:table-cell office:value-type="float" office:value="75.0">
            <text:p>75.0</text:p>
          </table:table-cell>
          <table:table-cell office:value-type="string" office:value="nd">
            <text:p>nd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90.8">
            <text:p>90.8</text:p>
          </table:table-cell>
          <table:table-cell office:value-type="float" office:value="0.5387949517209678">
            <text:p>0.5387949517209678</text:p>
          </table:table-cell>
          <table:table-cell office:value-type="float" office:value="0.5387949517209678">
            <text:p>0.5387949517209678</text:p>
          </table:table-cell>
          <table:table-cell office:value-type="string" office:value="Berglund2004,RosentauEtal2021">
            <text:p>Berglund2004,RosentauEtal2021</text:p>
          </table:table-cell>
        </table:table-row>
        <table:table-row>
          <table:table-cell office:value-type="string" office:value="Angermanland">
            <text:p>Angermanland</text:p>
          </table:table-cell>
          <table:table-cell office:value-type="string" office:value="radiocarbon_calibrated">
            <text:p>radiocarbon_calibrated</text:p>
          </table:table-cell>
          <table:table-cell office:value-type="string" office:value="Angermanland-09">
            <text:p>Angermanland-09</text:p>
          </table:table-cell>
          <table:table-cell office:value-type="float" office:value="62.83">
            <text:p>62.83</text:p>
          </table:table-cell>
          <table:table-cell office:value-type="float" office:value="17.67">
            <text:p>17.67</text:p>
          </table:table-cell>
          <table:table-cell office:value-type="float" office:value="9400.0">
            <text:p>9400.0</text:p>
          </table:table-cell>
          <table:table-cell office:value-type="float" office:value="100.0">
            <text:p>100.0</text:p>
          </table:table-cell>
          <table:table-cell office:value-type="string" office:value="nd">
            <text:p>nd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209.29">
            <text:p>209.29</text:p>
          </table:table-cell>
          <table:table-cell office:value-type="float" office:value="0.5387949517209678">
            <text:p>0.5387949517209678</text:p>
          </table:table-cell>
          <table:table-cell office:value-type="float" office:value="0.5387949517209678">
            <text:p>0.5387949517209678</text:p>
          </table:table-cell>
          <table:table-cell office:value-type="string" office:value="Berglund2004,Berglund2008,RosentauEtal2021">
            <text:p>Berglund2004,Berglund2008,RosentauEtal202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